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layout-cache" manifest:media-type="application/binary"/>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style:font-name="Liberation Sans" fo:font-size="18.2000007629395pt" fo:font-weight="bold" officeooo:rsid="0015220d" officeooo:paragraph-rsid="0015220d" style:font-name-asian="Noto Sans CJK SC" style:font-size-asian="18.2000007629395pt" style:font-weight-asian="bold" style:font-name-complex="FreeSans" style:font-size-complex="18.2000007629395pt" style:font-weight-complex="bold"/>
    </style:style>
    <style:style style:name="P2" style:family="paragraph" style:parent-style-name="Heading_20_2">
      <style:paragraph-properties fo:text-align="justify" style:justify-single-word="false"/>
      <style:text-properties officeooo:rsid="0015827c" officeooo:paragraph-rsid="0015827c"/>
    </style:style>
    <style:style style:name="P3" style:family="paragraph" style:parent-style-name="Heading_20_2">
      <style:paragraph-properties fo:text-align="justify" style:justify-single-word="false"/>
      <style:text-properties officeooo:paragraph-rsid="0015220d"/>
    </style:style>
    <style:style style:name="P4" style:family="paragraph" style:parent-style-name="Text_20_body">
      <style:paragraph-properties fo:text-align="justify" style:justify-single-word="false"/>
      <style:text-properties officeooo:rsid="0015220d" officeooo:paragraph-rsid="0015220d"/>
    </style:style>
    <style:style style:name="P5" style:family="paragraph" style:parent-style-name="Text_20_body">
      <style:paragraph-properties fo:text-align="justify" style:justify-single-word="false"/>
      <style:text-properties officeooo:rsid="0015220d" officeooo:paragraph-rsid="0015827c"/>
    </style:style>
    <style:style style:name="P6" style:family="paragraph" style:parent-style-name="Text_20_body">
      <style:paragraph-properties fo:text-align="justify" style:justify-single-word="false"/>
      <style:text-properties officeooo:rsid="0015827c" officeooo:paragraph-rsid="0016b313"/>
    </style:style>
    <style:style style:name="P7" style:family="paragraph" style:parent-style-name="Text_20_body">
      <style:paragraph-properties fo:text-align="justify" style:justify-single-word="false"/>
      <style:text-properties officeooo:rsid="0015827c" officeooo:paragraph-rsid="0015827c"/>
    </style:style>
    <style:style style:name="P8" style:family="paragraph" style:parent-style-name="Text_20_body">
      <style:paragraph-properties fo:text-align="justify" style:justify-single-word="false"/>
      <style:text-properties officeooo:rsid="0016b313" officeooo:paragraph-rsid="0016b313"/>
    </style:style>
    <style:style style:name="P9" style:family="paragraph" style:parent-style-name="Text_20_body">
      <style:paragraph-properties fo:text-align="justify" style:justify-single-word="false"/>
      <style:text-properties officeooo:paragraph-rsid="0015220d"/>
    </style:style>
    <style:style style:name="P10" style:family="paragraph" style:parent-style-name="Text_20_body">
      <style:paragraph-properties fo:text-align="justify" style:justify-single-word="false"/>
      <style:text-properties officeooo:paragraph-rsid="0016b313"/>
    </style:style>
    <style:style style:name="P11" style:family="paragraph" style:parent-style-name="Text_20_body">
      <style:paragraph-properties fo:text-align="justify" style:justify-single-word="false"/>
      <style:text-properties officeooo:paragraph-rsid="0015827c"/>
    </style:style>
    <style:style style:name="T1" style:family="text">
      <style:text-properties officeooo:rsid="0015220d"/>
    </style:style>
    <style:style style:name="T2" style:family="text">
      <style:text-properties fo:font-style="italic" officeooo:rsid="0015827c" style:font-style-asian="italic" style:font-style-complex="italic"/>
    </style:style>
    <style:style style:name="T3" style:family="text">
      <style:text-properties fo:font-style="italic" officeooo:rsid="0015220d" style:font-style-asian="italic" style:font-style-complex="italic"/>
    </style:style>
    <style:style style:name="T4" style:family="text">
      <style:text-properties fo:font-style="italic" officeooo:rsid="0016b31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5827c" style:font-style-asian="normal" style:font-style-complex="normal"/>
    </style:style>
    <style:style style:name="T7" style:family="text">
      <style:text-properties fo:font-style="normal" officeooo:rsid="0015220d" style:font-style-asian="normal" style:font-style-complex="normal"/>
    </style:style>
    <style:style style:name="T8" style:family="text">
      <style:text-properties fo:font-style="normal" officeooo:rsid="0016b313" style:font-style-asian="normal" style:font-style-complex="normal"/>
    </style:style>
    <style:style style:name="T9" style:family="text">
      <style:text-properties officeooo:rsid="0015827c"/>
    </style:style>
    <style:style style:name="T10" style:family="text">
      <style:text-properties style:font-name="Liberation Sans" fo:font-size="16.1000003814697pt" fo:font-weight="bold" officeooo:rsid="0015220d" style:font-name-asian="Noto Sans CJK SC" style:font-size-asian="16.1000003814697pt" style:font-weight-asian="bold" style:font-name-complex="FreeSans" style:font-size-complex="16.1000003814697pt" style:font-weight-complex="bold"/>
    </style:style>
    <style:style style:name="T11" style:family="text">
      <style:text-properties style:font-name="Liberation Sans" fo:font-size="16.1000003814697pt" fo:font-weight="bold" officeooo:rsid="0015827c" style:font-name-asian="Noto Sans CJK SC" style:font-size-asian="16.1000003814697pt" style:font-weight-asian="bold" style:font-name-complex="FreeSans" style:font-size-complex="16.1000003814697pt" style:font-weight-complex="bold"/>
    </style:style>
    <style:style style:name="T12" style:family="text">
      <style:text-properties officeooo:rsid="0016b313"/>
    </style:style>
    <style:style style:name="fr1" style:family="graphic" style:parent-style-name="Formula">
      <style:graphic-properties style:vertical-pos="top" style:vertical-rel="baseline" draw:ole-draw-aspect="1"/>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r Große Fermatsche Satz</text:h>
      <text:p text:style-name="P4">Pierre de Fermat war ein französischer Mathematiker und Jurist. Sein berühmtester und für die längste Zeit unbewiesener Satz besagt, dass die di<text:span text:style-name="T9">o</text:span>phantinische Gleichung<draw:frame draw:style-name="fr1" draw:name="Objekt1" text:anchor-type="as-char" svg:width="1.903cm" svg:height="0.527cm" draw:z-index="0"><draw:object xlink:href="./Object 1" xlink:type="simple" xlink:show="embed" xlink:actuate="onLoad"/><draw:image xlink:href="./ObjectReplacements/Object 1" xlink:type="simple" xlink:show="embed" xlink:actuate="onLoad"/></draw:frame>mit <draw:frame draw:style-name="fr1" draw:name="Objekt2" text:anchor-type="as-char" svg:width="1.924cm" svg:height="0.467cm" draw:z-index="14"><draw:object xlink:href="./Object 2" xlink:type="simple" xlink:show="embed" xlink:actuate="onLoad"/><draw:image xlink:href="./ObjectReplacements/Object 2" xlink:type="simple" xlink:show="embed" xlink:actuate="onLoad"/></draw:frame>für keine natürliche Zahl<draw:frame draw:style-name="fr1" draw:name="Objekt3" text:anchor-type="as-char" svg:width="0.924cm" svg:height="0.467cm" draw:z-index="1"><draw:object xlink:href="./Object 3" xlink:type="simple" xlink:show="embed" xlink:actuate="onLoad"/><draw:image xlink:href="./ObjectReplacements/Object 3" xlink:type="simple" xlink:show="embed" xlink:actuate="onLoad"/></draw:frame>erfüllt ist.</text:p>
      <text:p text:style-name="P9"><text:span text:style-name="T1">Auf den Rand seiner Ausgabe der </text:span><text:span text:style-name="T3">Arithmetika</text:span><text:span text:style-name="T7"> von Diophant notierte F</text:span><text:span text:style-name="T6">ermat</text:span><text:span text:style-name="T7"> den Satz:</text:span></text:p>
      <text:p text:style-name="Quotations">“Cubum autem in duos cubos, aut quadratoquadratum in duos quadratoquadratos, et generaliter nullam in infinitum ultra quadratum potestatem in duas ejusdem nominis fas est dividere: cujus rei demonstrationem mirabilem sane detexi. Hanc marginis exiguitas non caperet.” </text:p>
      <text:p text:style-name="Quotations">„Es ist jedoch nicht möglich, einen Kubus in 2 Kuben, oder ein Biquadrat in 2 Biquadrate und allgemein eine Potenz, höher als die zweite, in 2 Potenzen mit ebendemselben Exponenten zu zerlegen: Ich habe hierfür einen wahrhaft wunderbaren Beweis entdeckt, doch ist dieser Rand hier zu schmal, um ihn zu fassen.“ </text:p>
      <text:p text:style-name="P4"><text:span text:style-name="T5">Wie mag dieser Beweis wohl ausgesehen haben? Vielleicht meinte Fermat ja die folgende, geometrische Herangehensweise an das Problem…</text:span></text:p>
      <text:h text:style-name="P3" text:outline-level="2"><text:span text:style-name="T1">Kuben sind (auch) sechs</text:span><text:span text:style-name="T10">k</text:span><text:span text:style-name="T11">antige</text:span><text:span text:style-name="T1"> Pyramiden</text:span></text:h>
      <text:p text:style-name="P9"><text:span text:style-name="T1">Jeder Kubus mit einem Volumen aus den natürlichen Zahlen lässt sich auch als sechskantige Pyramide vorstellen. Jede Schicht dieser Pyramide besteht dabei, beginnend mit 1 ganz oben, aus einer Anzahl von Elementen, die der Differenz zur nächsten Kubikzahl entspricht.</text:span></text:p>
      <text:p text:style-name="P5"><text:span text:style-name="T9">D</text:span>ie Pyramide für <draw:frame draw:style-name="fr2" draw:name="Objekt4" text:anchor-type="as-char" svg:width="1.118cm" svg:height="0.527cm" draw:z-index="2"><draw:object xlink:href="./Object 4" xlink:type="simple" xlink:show="embed" xlink:actuate="onLoad"/><draw:image xlink:href="./ObjectReplacements/Object 4" xlink:type="simple" xlink:show="embed" xlink:actuate="onLoad"/></draw:frame><text:span text:style-name="T9">besteht also </text:span>aus <text:span text:style-name="T9">den zwei Schichten mit</text:span><draw:frame draw:style-name="fr2" draw:name="Objekt6" text:anchor-type="as-char" svg:width="0.923cm" svg:height="0.467cm" draw:z-index="4"><draw:object xlink:href="./Object 6" xlink:type="simple" xlink:show="embed" xlink:actuate="onLoad"/><draw:image xlink:href="./ObjectReplacements/Object 6" xlink:type="simple" xlink:show="embed" xlink:actuate="onLoad"/></draw:frame>Elementen, die Pyramide für<draw:frame draw:style-name="fr2" draw:name="Objekt5" text:anchor-type="as-char" svg:width="1.335cm" svg:height="0.527cm" draw:z-index="3"><draw:object xlink:href="./Object 5" xlink:type="simple" xlink:show="embed" xlink:actuate="onLoad"/><draw:image xlink:href="./ObjectReplacements/Object 5" xlink:type="simple" xlink:show="embed" xlink:actuate="onLoad"/><svg:desc>Formel</svg:desc></draw:frame>aus<draw:frame draw:style-name="fr2" draw:name="Objekt7" text:anchor-type="as-char" svg:width="1.639cm" svg:height="0.467cm" draw:z-index="5"><draw:object xlink:href="./Object 7" xlink:type="simple" xlink:show="embed" xlink:actuate="onLoad"/><draw:image xlink:href="./ObjectReplacements/Object 7" xlink:type="simple" xlink:show="embed" xlink:actuate="onLoad"/><svg:desc>Formel</svg:desc></draw:frame><text:span text:style-name="T9">Elementen</text:span>, die für<draw:frame draw:style-name="fr2" draw:name="Objekt8" text:anchor-type="as-char" svg:width="1.365cm" svg:height="0.527cm" draw:z-index="6"><draw:object xlink:href="./Object 8" xlink:type="simple" xlink:show="embed" xlink:actuate="onLoad"/><draw:image xlink:href="./ObjectReplacements/Object 8" xlink:type="simple" xlink:show="embed" xlink:actuate="onLoad"/><svg:desc>Formel</svg:desc></draw:frame>aus<draw:frame draw:style-name="fr2" draw:name="Objekt9" text:anchor-type="as-char" svg:width="2.362cm" svg:height="0.467cm" draw:z-index="7"><draw:object xlink:href="./Object 9" xlink:type="simple" xlink:show="embed" xlink:actuate="onLoad"/><draw:image xlink:href="./ObjectReplacements/Object 9" xlink:type="simple" xlink:show="embed" xlink:actuate="onLoad"/><svg:desc>Formel</svg:desc></draw:frame><text:span text:style-name="T9">Elementen</text:span>, <text:span text:style-name="T9">usw.</text:span></text:p>
      <text:p text:style-name="P6">Dabei sind in jeder Schicht offensichtlich immer Vielfache von 6 Elementen um das mittlere Element angeordnet:<draw:frame draw:style-name="fr2" draw:name="Objekt14" text:anchor-type="as-char" svg:width="2.066cm" svg:height="0.467cm" draw:z-index="12"><draw:object xlink:href="./Object 14" xlink:type="simple" xlink:show="embed" xlink:actuate="onLoad"/><draw:image xlink:href="./ObjectReplacements/Object 14" xlink:type="simple" xlink:show="embed" xlink:actuate="onLoad"/><svg:desc>Formel</svg:desc></draw:frame>, <draw:frame draw:style-name="fr2" draw:name="Objekt10" text:anchor-type="as-char" svg:width="2.064cm" svg:height="0.467cm" draw:z-index="8"><draw:object xlink:href="./Object 10" xlink:type="simple" xlink:show="embed" xlink:actuate="onLoad"/><draw:image xlink:href="./ObjectReplacements/Object 10" xlink:type="simple" xlink:show="embed" xlink:actuate="onLoad"/></draw:frame>, <draw:frame draw:style-name="fr2" draw:name="Objekt11" text:anchor-type="as-char" svg:width="2.277cm" svg:height="0.467cm" draw:z-index="9"><draw:object xlink:href="./Object 11" xlink:type="simple" xlink:show="embed" xlink:actuate="onLoad"/><draw:image xlink:href="./ObjectReplacements/Object 11" xlink:type="simple" xlink:show="embed" xlink:actuate="onLoad"/><svg:desc>Formel</svg:desc></draw:frame>, <draw:frame draw:style-name="fr2" draw:name="Objekt12" text:anchor-type="as-char" svg:width="2.288cm" svg:height="0.467cm" draw:z-index="10"><draw:object xlink:href="./Object 12" xlink:type="simple" xlink:show="embed" xlink:actuate="onLoad"/><draw:image xlink:href="./ObjectReplacements/Object 12" xlink:type="simple" xlink:show="embed" xlink:actuate="onLoad"/><svg:desc>Formel</svg:desc></draw:frame>, usw.</text:p>
      <text:p text:style-name="P10"><text:span text:style-name="T12">Die Zahlenfolge </text:span><text:span text:style-name="T12"><draw:frame draw:style-name="fr2" draw:name="Objekt15" text:anchor-type="as-char" svg:width="2.662cm" svg:height="0.467cm" draw:z-index="13"><draw:object xlink:href="./Object 15" xlink:type="simple" xlink:show="embed" xlink:actuate="onLoad"/><draw:image xlink:href="./ObjectReplacements/Object 15" xlink:type="simple" xlink:show="embed" xlink:actuate="onLoad"/></draw:frame></text:span><text:span text:style-name="T12">ist auch bekannt als die Folge der </text:span><text:span text:style-name="T4">Sechskantzahlen</text:span><text:span text:style-name="T8"> oder </text:span><text:span text:style-name="T4">Zentrischen Hexagonalen Zahlen</text:span><text:span text:style-name="T8">.</text:span></text:p>
      <text:h text:style-name="P2" text:outline-level="2">Addition zweier sechskantiger Pyramiden</text:h>
      <text:p text:style-name="P11"><text:span text:style-name="T9">Die Addition zweier solcher, <text:s/>aus den gedachten Elementen bestehenden Pyramiden, kann man sich auch als ein </text:span><text:span text:style-name="T2">Überstülpen</text:span><text:span text:style-name="T9"> der größeren über die kleinere (oder gleich große) der beiden denken. Bei der Addition der größeren Pyramide zur kleinsten Kubikzahl 1, ist das Ergebnis danach eine Pyramide, auf der obenauf ein einzelnes Element liegt. Die Addition zur Pyramide der nächst größeren Kubikzahl 8 führt dazu, dass auf der größeren Pyramide </text:span><text:span text:style-name="T2">eine Art Hut</text:span><text:span text:style-name="T6"> liegt </text:span><text:span text:style-name="T8">– </text:span><text:span text:style-name="T6">vielleicht hilft das </text:span><text:span text:style-name="T2">Fang-den-Hut</text:span><text:span text:style-name="T6"> Spiel b</text:span><text:span text:style-name="T8">ei der</text:span><text:span text:style-name="T6"> Vorstellung. Dieser </text:span><text:span text:style-name="T2">Hut</text:span><text:span text:style-name="T6"> kann jedoch niemals ganz bis zur untersten Schicht der größeren Pyramide reichen, denn wir addieren ja die kleinere (oder gleich große) Pyramide </text:span><text:span text:style-name="T2">unter</text:span><text:span text:style-name="T6"> die größere.</text:span></text:p>
      <text:p text:style-name="P7"><text:span text:style-name="T5">Da nun aber jede Kubikzahl als eine komplette sechskantige Pyramide darstellbar ist, kann folglich keine Addition zweier solcher Pyramiden wieder eine komplette Pyramide, und damit </text:span><text:span text:style-name="T8">auch </text:span><text:span text:style-name="T5">keine Kubikzahl ergeben.</text:span></text:p>
      <text:h text:style-name="P2" text:outline-level="2"><text:soft-page-break/>Potenzen größer als Drei</text:h>
      <text:p text:style-name="P11"><text:span text:style-name="T9">Nun gilt die gerade durchgeführte geometrische Betrachtung des Problems aber für jede Potenz größer als 3. Auch jede vierte Potenz kann als eine Pyramide aus Elementen angesehen werden, deren Schichten jeweils eine Anzahl von Elementen enthalten, die der Differenz zur nächstgrößeren vierten Potenz entspricht. Der Anfang der Folge dieser Differenzen ist:</text:span><draw:frame draw:style-name="fr2" draw:name="Objekt13" text:anchor-type="as-char" svg:width="3.08cm" svg:height="0.467cm" draw:z-index="11"><draw:object xlink:href="./Object 13" xlink:type="simple" xlink:show="embed" xlink:actuate="onLoad"/><draw:image xlink:href="./ObjectReplacements/Object 13" xlink:type="simple" xlink:show="embed" xlink:actuate="onLoad"/></draw:frame>. <text:span text:style-name="T12">Diese Zahlenfolge ist auch bekannt als die Folge der </text:span><text:span text:style-name="T4">Rhombischen Dodekahedralen Zahlen</text:span><text:span text:style-name="T12">.</text:span></text:p>
      <text:p text:style-name="P8">Auch diese Art von Pyramiden kann man addieren, indem man die größere über die kleinere (oder gleich große) stülpt und man erhält Ergebnisse, die den Ergebnissen bei sechskantigen Pyramiden entsprech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4T15:54:29.436521519</meta:creation-date>
    <dc:date>2019-11-24T16:46:51.023711666</dc:date>
    <meta:editing-duration>PT33M58S</meta:editing-duration>
    <meta:editing-cycles>3</meta:editing-cycles>
    <meta:generator>LibreOffice/6.3.3.2.0$Linux_X86_64 LibreOffice_project/30$Build-2</meta:generator>
    <meta:document-statistic meta:table-count="0" meta:image-count="0" meta:object-count="15" meta:page-count="2" meta:paragraph-count="17" meta:word-count="480" meta:character-count="3295" meta:non-whitespace-character-count="2828"/>
  </office:meta>
</office:document-meta>
</file>

<file path=Object 1/content.xml><?xml version="1.0" encoding="utf-8"?>
<math xmlns="http://www.w3.org/1998/Math/MathML" display="block">
  <semantics>
    <mrow>
      <mrow>
        <msup>
          <mi>a</mi>
          <mi>n</mi>
        </msup>
        <mo stretchy="false">+</mo>
        <msup>
          <mi>b</mi>
          <mi>n</mi>
        </msup>
      </mrow>
      <mo stretchy="false">=</mo>
      <msup>
        <mi>c</mi>
        <mi>n</mi>
      </msup>
    </mrow>
    <annotation encoding="StarMath 5.0">a^{n} + b^{ n } = c^{n}</annotation>
  </semantics>
</math>
</file>

<file path=Object 10/content.xml><?xml version="1.0" encoding="utf-8"?>
<math xmlns="http://www.w3.org/1998/Math/MathML" display="block">
  <semantics>
    <mrow>
      <mn>7</mn>
      <mo stretchy="false">=</mo>
      <mrow>
        <mn>1</mn>
        <mo stretchy="false">+</mo>
        <mrow>
          <mn>1</mn>
          <mo stretchy="false">×</mo>
          <mn>6</mn>
        </mrow>
      </mrow>
    </mrow>
    <annotation encoding="StarMath 5.0">7 = 1 + 1 times 6</annotation>
  </semantics>
</math>
</file>

<file path=Object 11/content.xml><?xml version="1.0" encoding="utf-8"?>
<math xmlns="http://www.w3.org/1998/Math/MathML" display="block">
  <semantics>
    <mrow>
      <mn>19</mn>
      <mo stretchy="false">=</mo>
      <mrow>
        <mn>1</mn>
        <mo stretchy="false">+</mo>
        <mrow>
          <mn>3</mn>
          <mo stretchy="false">×</mo>
          <mn>6</mn>
        </mrow>
      </mrow>
    </mrow>
    <annotation encoding="StarMath 5.0">19=1 + 3 times 6</annotation>
  </semantics>
</math>
</file>

<file path=Object 12/content.xml><?xml version="1.0" encoding="utf-8"?>
<math xmlns="http://www.w3.org/1998/Math/MathML" display="block">
  <semantics>
    <mrow>
      <mn>37</mn>
      <mo stretchy="false">=</mo>
      <mrow>
        <mn>1</mn>
        <mo stretchy="false">+</mo>
        <mrow>
          <mn>6</mn>
          <mo stretchy="false">×</mo>
          <mn>6</mn>
        </mrow>
      </mrow>
    </mrow>
    <annotation encoding="StarMath 5.0">37 = 1 + 6 times 6</annotation>
  </semantics>
</math>
</file>

<file path=Object 13/content.xml><?xml version="1.0" encoding="utf-8"?>
<math xmlns="http://www.w3.org/1998/Math/MathML" display="block">
  <semantics>
    <mrow>
      <mn>1</mn>
      <mi>,</mi>
      <mn>15</mn>
      <mi>,</mi>
      <mn>65</mn>
      <mi>,</mi>
      <mn>175</mn>
      <mi>,</mi>
      <mi>…</mi>
    </mrow>
    <annotation encoding="StarMath 5.0">1, 15, 65, 175, …</annotation>
  </semantics>
</math>
</file>

<file path=Object 14/content.xml><?xml version="1.0" encoding="utf-8"?>
<math xmlns="http://www.w3.org/1998/Math/MathML" display="block">
  <semantics>
    <mrow>
      <mn>1</mn>
      <mo stretchy="false">=</mo>
      <mrow>
        <mn>1</mn>
        <mo stretchy="false">+</mo>
        <mrow>
          <mn>0</mn>
          <mo stretchy="false">×</mo>
          <mn>6</mn>
        </mrow>
      </mrow>
    </mrow>
    <annotation encoding="StarMath 5.0">1 = 1 + 0 times 6</annotation>
  </semantics>
</math>
</file>

<file path=Object 15/content.xml><?xml version="1.0" encoding="utf-8"?>
<math xmlns="http://www.w3.org/1998/Math/MathML" display="block">
  <semantics>
    <mrow>
      <mn>1</mn>
      <mi>,</mi>
      <mn>7</mn>
      <mi>,</mi>
      <mn>19</mn>
      <mi>,</mi>
      <mn>37</mn>
      <mi>,</mi>
      <mi>…</mi>
    </mrow>
    <annotation encoding="StarMath 5.0">1, 7, 19, 37, …</annotation>
  </semantics>
</math>
</file>

<file path=Object 2/content.xml><?xml version="1.0" encoding="utf-8"?>
<math xmlns="http://www.w3.org/1998/Math/MathML" display="block">
  <semantics>
    <mrow>
      <mi>a</mi>
      <mi>,</mi>
      <mi>b</mi>
      <mi>,</mi>
      <mrow>
        <mi>c</mi>
        <mo stretchy="false">∈</mo>
        <mi mathvariant="normal">ℕ</mi>
      </mrow>
    </mrow>
    <annotation encoding="StarMath 5.0">a, b, c in setN </annotation>
  </semantics>
</math>
</file>

<file path=Object 3/content.xml><?xml version="1.0" encoding="utf-8"?>
<math xmlns="http://www.w3.org/1998/Math/MathML" display="block">
  <semantics>
    <mrow>
      <mi>n</mi>
      <mo stretchy="false">&gt;</mo>
      <mn>2</mn>
    </mrow>
    <annotation encoding="StarMath 5.0">n &gt; 2 </annotation>
  </semantics>
</math>
</file>

<file path=Object 4/content.xml><?xml version="1.0" encoding="utf-8"?>
<math xmlns="http://www.w3.org/1998/Math/MathML" display="block">
  <semantics>
    <mrow>
      <msup>
        <mn>2</mn>
        <mn>3</mn>
      </msup>
      <mo stretchy="false">=</mo>
      <mn>8</mn>
    </mrow>
    <annotation encoding="StarMath 5.0">2^{3} = 8</annotation>
  </semantics>
</math>
</file>

<file path=Object 5/content.xml><?xml version="1.0" encoding="utf-8"?>
<math xmlns="http://www.w3.org/1998/Math/MathML" display="block">
  <semantics>
    <mrow>
      <msup>
        <mn>3</mn>
        <mn>3</mn>
      </msup>
      <mo stretchy="false">=</mo>
      <mn>27</mn>
    </mrow>
    <annotation encoding="StarMath 5.0">3^{3} = 27</annotation>
  </semantics>
</math>
</file>

<file path=Object 6/content.xml><?xml version="1.0" encoding="utf-8"?>
<math xmlns="http://www.w3.org/1998/Math/MathML" display="block">
  <semantics>
    <mrow>
      <mn>1</mn>
      <mo stretchy="false">+</mo>
      <mn>7</mn>
    </mrow>
    <annotation encoding="StarMath 5.0">1 + 7</annotation>
  </semantics>
</math>
</file>

<file path=Object 7/content.xml><?xml version="1.0" encoding="utf-8"?>
<math xmlns="http://www.w3.org/1998/Math/MathML" display="block">
  <semantics>
    <mrow>
      <mn>1</mn>
      <mo stretchy="false">+</mo>
      <mn>7</mn>
      <mo stretchy="false">+</mo>
      <mn>19</mn>
    </mrow>
    <annotation encoding="StarMath 5.0">1 + 7 + 19</annotation>
  </semantics>
</math>
</file>

<file path=Object 8/content.xml><?xml version="1.0" encoding="utf-8"?>
<math xmlns="http://www.w3.org/1998/Math/MathML" display="block">
  <semantics>
    <mrow>
      <msup>
        <mn>4</mn>
        <mn>3</mn>
      </msup>
      <mo stretchy="false">=</mo>
      <mn>64</mn>
    </mrow>
    <annotation encoding="StarMath 5.0">4^{3} = 64</annotation>
  </semantics>
</math>
</file>

<file path=Object 9/content.xml><?xml version="1.0" encoding="utf-8"?>
<math xmlns="http://www.w3.org/1998/Math/MathML" display="block">
  <semantics>
    <mrow>
      <mn>1</mn>
      <mo stretchy="false">+</mo>
      <mn>7</mn>
      <mo stretchy="false">+</mo>
      <mn>19</mn>
      <mo stretchy="false">+</mo>
      <mn>37</mn>
    </mrow>
    <annotation encoding="StarMath 5.0">1 + 7 + 19 + 37</annotation>
  </semantics>
</math>
</file>